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4654in"/>
    </style:style>
    <style:style style:name="co15" style:family="table-column">
      <style:table-column-properties fo:break-before="auto" style:column-width="0.9071in"/>
    </style:style>
    <style:style style:name="co16" style:family="table-column">
      <style:table-column-properties fo:break-before="auto" style:column-width="0.4008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6272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1.1654in"/>
    </style:style>
    <style:style style:name="co21" style:family="table-column">
      <style:table-column-properties fo:break-before="auto" style:column-width="2.8335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Greenhouse (days)</text:p>
          </table:table-cell>
          <table:table-cell table:style-name="Default" office:value-type="string">
            <text:p>Outside</text:p>
          </table:table-cell>
          <table:table-cell office:value-type="string">
            <text:p>Maturity (total days from seeding)</text:p>
          </table:table-cell>
          <table:table-cell table:style-name="Default"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row ft (packet)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$$/row ft (M)</text:p>
          </table:table-cell>
          <table:table-cell office:value-type="string">
            <text:p>ft/oz</text:p>
          </table:table-cell>
          <table:table-cell office:value-type="string">
            <text:p>$$/row ft (oz)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Favored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formula="of:=[.J2]/[.H2]" office:value-type="float" office:value="0.138">
            <text:p>0.138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6"/>
          <table:table-cell office:value-type="float" office:value="0.0405">
            <text:p>0.0405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formula="of:=[.J3]/[.H3]" office:value-type="float" office:value="0.158">
            <text:p>0.158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6"/>
          <table:table-cell office:value-type="float" office:value="0.0417">
            <text:p>0.0417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formula="of:=[.J4]/[.H4]" office:value-type="float" office:value="0.138">
            <text:p>0.138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6"/>
          <table:table-cell office:value-type="float" office:value="0.0375">
            <text:p>0.0375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formula="of:=[.J5]/[.H5]" office:value-type="float" office:value="0.15">
            <text:p>0.1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6"/>
          <table:table-cell office:value-type="float" office:value="0.0322116667">
            <text:p>0.0322116667</text:p>
          </table:table-cell>
          <table:table-cell table:number-columns-repeated="6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formula="of:=[.J6]/[.H6]" office:value-type="float" office:value="0.15">
            <text:p>0.1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.0993333333">
            <text:p>0.0993333333</text:p>
          </table:table-cell>
          <table:table-cell table:number-columns-repeated="4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 table:formula="of:=[.J7]/[.H7]" office:value-type="float" office:value="0.69">
            <text:p>0.69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 table:formula="of:=[.J8]/[.H8]" office:value-type="float" office:value="0.69">
            <text:p>0.69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7"/>
          <table:table-cell office:value-type="float" office:value="0.0733333333">
            <text:p>0.0733333333</text:p>
          </table:table-cell>
          <table:table-cell office:value-type="float" office:value="175">
            <text:p>175</text:p>
          </table:table-cell>
          <table:table-cell table:number-columns-repeated="5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office:value-type="string">
            <text:p>09/24/11</text:p>
          </table:table-cell>
          <table:table-cell table:number-columns-repeated="24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formula="of:=[.J10]/[.H10]" office:value-type="float" office:value="0.246428571428571">
            <text:p>0.2464285714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3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formula="of:=[.J11]/[.H11]" office:value-type="float" office:value="0.353571428571429">
            <text:p>0.3535714286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3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formula="of:=[.J12]/[.H12]" office:value-type="float" office:value="0.246428571428571">
            <text:p>0.2464285714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4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formula="of:=[.J13]/[.H13]" office:value-type="float" office:value="0.43125">
            <text:p>0.43125</text:p>
          </table:table-cell>
          <table:table-cell table:number-columns-repeated="9"/>
          <table:table-cell office:value-type="float" office:value="6.75">
            <text:p>6.75</text:p>
          </table:table-cell>
          <table:table-cell table:number-columns-repeated="8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63">
            <text:p>63</text:p>
          </table:table-cell>
          <table:table-cell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formula="of:=[.J14]/[.H14]" office:value-type="float" office:value="0.069">
            <text:p>0.069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35">
            <text:p>35</text:p>
          </table:table-cell>
          <table:table-cell office:value-type="string">
            <text:p>08/01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formula="of:=[.J15]/[.H15]" office:value-type="float" office:value="0.138">
            <text:p>0.13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65">
            <text:p>65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formula="of:=[.J16]/[.H16]" office:value-type="float" office:value="0.156818181818182">
            <text:p>0.1568181818</text:p>
          </table:table-cell>
          <table:table-cell table:number-columns-repeated="7"/>
          <table:table-cell office:value-type="float" office:value="10.9">
            <text:p>10.9</text:p>
          </table:table-cell>
          <table:table-cell office:value-type="float" office:value="25.5">
            <text:p>25.5</text:p>
          </table:table-cell>
          <table:table-cell table:number-columns-repeated="9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95">
            <text:p>95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formula="of:=[.J17]/[.H17]" office:value-type="float" office:value="0.023">
            <text:p>0.02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5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110">
            <text:p>110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formula="of:=[.J18]/[.H18]" office:value-type="float" office:value="0.023">
            <text:p>0.023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5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formula="of:=[.J19]/[.H19]" office:value-type="float" office:value="0.359090909090909">
            <text:p>0.3590909091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2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formula="of:=[.J20]/[.H20]" office:value-type="float" office:value="0.313636363636364">
            <text:p>0.3136363636</text:p>
          </table:table-cell>
          <table:table-cell table:number-columns-repeated="8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9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formula="of:=[.J21]/[.H21]" office:value-type="float" office:value="0.564285714285714">
            <text:p>0.5642857143</text:p>
          </table:table-cell>
          <table:table-cell table:number-columns-repeated="7"/>
          <table:table-cell office:value-type="float" office:value="9.6">
            <text:p>9.6</text:p>
          </table:table-cell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8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 table:formula="of:=[.J22]/[.H22]" office:value-type="float" office:value="0.156818181818182">
            <text:p>0.1568181818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4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 table:formula="of:=[.J23]/[.H23]" office:value-type="float" office:value="0.0575">
            <text:p>0.057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 table:formula="of:=[.J24]/[.H24]" office:value-type="float" office:value="0.0575">
            <text:p>0.057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table:formula="of:=[.J25]/[.H25]" office:value-type="float" office:value="0.106756756756757">
            <text:p>0.1067567568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6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formula="of:=[.J26]/[.H26]" office:value-type="float" office:value="0.0932432432432432">
            <text:p>0.0932432432</text:p>
          </table:table-cell>
          <table:table-cell/>
          <table:table-cell office:value-type="float" office:value="5.65">
            <text:p>5.65</text:p>
          </table:table-cell>
          <table:table-cell table:number-columns-repeated="18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formula="of:=[.J27]/[.H27]" office:value-type="float" office:value="0.0345">
            <text:p>0.03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5"/>
        </table:table-row>
        <table:table-row table:style-name="ro1">
          <table:table-cell office:value-type="string">
            <text:p>Dry Beans</text:p>
          </table:table-cell>
          <table:table-cell table:number-columns-repeated="30"/>
        </table:table-row>
        <table:table-row table:style-name="ro1">
          <table:table-cell office:value-type="string">
            <text:p>Dry Beans</text:p>
          </table:table-cell>
          <table:table-cell table:number-columns-repeated="30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formula="of:=[.J30]/[.H30]" office:value-type="float" office:value="0.138">
            <text:p>0.138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5"/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formula="of:=[.J31]/[.H31]" office:value-type="float" office:value="0.0276">
            <text:p>0.0276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2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formula="of:=[.J32]/[.H32]" office:value-type="float" office:value="0.0396">
            <text:p>0.0396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5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formula="of:=[.J33]/[.H33]" office:value-type="float" office:value="0.0516">
            <text:p>0.0516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5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/>
          <table:table-cell table:formula="of:=[.J34]/[.H34]" office:value-type="float" office:value="0">
            <text:p>0</text:p>
          </table:table-cell>
          <table:table-cell table:number-columns-repeated="5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2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formula="of:=[.J35]/[.H35]" office:value-type="float" office:value="0.0158">
            <text:p>0.0158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2"/>
        </table:table-row>
        <table:table-row table:style-name="ro1">
          <table:table-cell office:value-type="string">
            <text:p>Chard (IT IS A BEET)</text:p>
          </table:table-cell>
          <table:table-cell table:number-columns-repeated="30"/>
        </table:table-row>
        <table:table-row table:style-name="ro1">
          <table:table-cell office:value-type="string">
            <text:p>Salsify (MYSTERY FRUIT)</text:p>
          </table:table-cell>
          <table:table-cell table:number-columns-repeated="30"/>
        </table:table-row>
        <table:table-row table:style-name="ro1">
          <table:table-cell office:value-type="string">
            <text:p>Dill</text:p>
          </table:table-cell>
          <table:table-cell table:number-columns-repeated="30"/>
        </table:table-row>
        <table:table-row table:style-name="ro1">
          <table:table-cell office:value-type="string">
            <text:p>Basil</text:p>
          </table:table-cell>
          <table:table-cell table:number-columns-repeated="30"/>
        </table:table-row>
        <table:table-row table:style-name="ro1">
          <table:table-cell office:value-type="string">
            <text:p>Winter Squash</text:p>
          </table:table-cell>
          <table:table-cell table:number-columns-repeated="30"/>
        </table:table-row>
        <table:table-row table:style-name="ro1">
          <table:table-cell office:value-type="string">
            <text:p>Melons</text:p>
          </table:table-cell>
          <table:table-cell table:number-columns-repeated="30"/>
        </table:table-row>
        <table:table-row table:style-name="ro1">
          <table:table-cell office:value-type="string">
            <text:p>Garlic</text:p>
          </table:table-cell>
          <table:table-cell table:number-columns-repeated="30"/>
        </table:table-row>
        <table:table-row table:style-name="ro1">
          <table:table-cell office:value-type="string">
            <text:p>Cut flowers</text:p>
          </table:table-cell>
          <table:table-cell table:number-columns-repeated="30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110">
            <text:p>110</text:p>
          </table:table-cell>
          <table:table-cell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9"/>
          <table:table-cell office:value-type="float" office:value="6.25">
            <text:p>6.25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6.25/250" office:value-type="float" office:value="0.025">
            <text:p>0.025</text:p>
          </table:table-cell>
          <table:table-cell table:number-columns-repeated="6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84">
            <text:p>84</text:p>
          </table:table-cell>
          <table:table-cell table:style-name="ce2"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office:value-type="string">
            <text:p>10/15/11</text:p>
          </table:table-cell>
          <table:table-cell table:number-columns-repeated="19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AA45]; 2))" office:value-type="float" office:value="145.8">
            <text:p>145.8</text:p>
          </table:table-cell>
          <table:table-cell table:number-columns-repeated="3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/>
          <table:table-cell table:style-name="ce2"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formula="of:=[.J46]/[.H46]" office:value-type="float" office:value="0.0386111111111111">
            <text:p>0.038611111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>
            <text:p>Asparagu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16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1-12-26T16:49:24</dc:date>
    <dc:creator>Jean-Paul Calderone</dc:creator>
    <meta:editing-duration>PT8H18M10S</meta:editing-duration>
    <meta:editing-cycles>11</meta:editing-cycles>
    <meta:document-statistic meta:table-count="1" meta:cell-count="531" meta:object-count="0"/>
  </office:meta>
</office:document-meta>
</file>